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1" svg:font-family="Wingdings" style:font-adornments="Regular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margin-left="0cm" fo:margin-right="7.999cm" fo:text-align="start" style:justify-single-word="false" fo:text-indent="0cm" style:auto-text-indent="false"/>
      <style:text-properties fo:language="ru" fo:country="RU"/>
    </style:style>
    <style:style style:name="P4" style:family="paragraph" style:parent-style-name="Standard" style:list-style-name="L1">
      <style:paragraph-properties fo:margin-left="0cm" fo:margin-right="7.999cm" fo:text-align="start" style:justify-single-word="false" fo:text-indent="0cm" style:auto-text-indent="false"/>
      <style:text-properties fo:language="ru" fo:country="RU"/>
    </style:style>
    <style:style style:name="P5" style:family="paragraph" style:parent-style-name="Standard">
      <style:paragraph-properties fo:margin-left="0cm" fo:margin-right="7.999cm" fo:text-align="start" style:justify-single-word="false" fo:text-indent="0cm" style:auto-text-indent="false"/>
      <style:text-properties fo:language="ru" fo:country="RU" fo:background-color="#ff3333"/>
    </style:style>
    <style:style style:name="P6" style:family="paragraph" style:parent-style-name="Standard" style:master-page-name="">
      <style:paragraph-properties fo:margin-left="0cm" fo:margin-right="7.999cm" fo:margin-top="0.21cm" fo:margin-bottom="0cm" fo:text-align="end" style:justify-single-word="false" fo:text-indent="0cm" style:auto-text-indent="false" style:page-number="auto"/>
      <style:text-properties fo:font-size="10pt" fo:language="ru" fo:country="RU" style:text-underline-style="solid" style:text-underline-type="double" style:text-underline-width="auto" style:text-underline-color="font-color" style:font-size-asian="10pt" style:font-size-complex="10pt"/>
    </style:style>
    <style:style style:name="P7" style:family="paragraph" style:parent-style-name="Standard" style:master-page-name="">
      <style:paragraph-properties fo:margin-left="0cm" fo:margin-right="7.999cm" fo:margin-top="0.21cm" fo:margin-bottom="0cm" fo:text-align="end" style:justify-single-word="false" fo:text-indent="0cm" style:auto-text-indent="false" style:page-number="auto"/>
      <style:text-properties fo:font-size="10pt" fo:language="ru" fo:country="RU" style:text-underline-style="solid" style:text-underline-type="double" style:text-underline-width="auto" style:text-underline-color="font-color" style:font-size-asian="10pt" style:font-size-complex="10pt"/>
    </style:style>
    <style:style style:name="P8" style:family="paragraph" style:parent-style-name="Standard" style:master-page-name="">
      <style:paragraph-properties fo:margin-left="0cm" fo:margin-right="7.999cm" fo:margin-top="0.21cm" fo:margin-bottom="0cm" fo:text-align="end" style:justify-single-word="false" fo:text-indent="0cm" style:auto-text-indent="false" style:page-number="auto"/>
      <style:text-properties fo:font-size="10pt" fo:language="ru" fo:country="RU" style:text-underline-style="solid" style:text-underline-type="double" style:text-underline-width="auto" style:text-underline-color="font-color" style:font-size-asian="10pt" style:font-size-complex="10pt"/>
    </style:style>
    <style:style style:name="P9" style:family="paragraph" style:parent-style-name="Standard" style:master-page-name="">
      <style:paragraph-properties fo:margin-left="0cm" fo:margin-right="7.999cm" fo:margin-top="0.21cm" fo:margin-bottom="0cm" fo:text-align="end" style:justify-single-word="false" fo:text-indent="0cm" style:auto-text-indent="false" style:page-number="auto"/>
      <style:text-properties fo:font-size="10pt" fo:language="ru" fo:country="RU" style:text-underline-style="solid" style:text-underline-type="double" style:text-underline-width="auto" style:text-underline-color="font-color" style:font-size-asian="10pt" style:font-size-complex="10pt"/>
    </style:style>
    <style:style style:name="P10" style:family="paragraph" style:parent-style-name="Standard" style:master-page-name="">
      <style:paragraph-properties fo:margin-left="0cm" fo:margin-right="7.999cm" fo:margin-top="0.21cm" fo:margin-bottom="0cm" fo:text-align="end" style:justify-single-word="false" fo:text-indent="0cm" style:auto-text-indent="false" style:page-number="auto"/>
      <style:text-properties fo:font-size="10pt" fo:language="ru" fo:country="RU" style:text-underline-style="solid" style:text-underline-type="double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8.7cm" fo:text-align="center" style:justify-single-word="false" fo:text-indent="0cm" style:auto-text-indent="false" fo:break-before="page" fo:background-color="#dddddd">
        <style:background-image/>
      </style:paragraph-properties>
      <style:text-properties fo:language="ru" fo:country="RU" fo:font-weight="bold" style:font-weight-asian="bold" style:font-weight-complex="bold"/>
    </style:style>
    <style:style style:name="P12" style:family="paragraph" style:parent-style-name="Standard" style:list-style-name="L2" style:master-page-name="">
      <style:paragraph-properties fo:margin-left="0cm" fo:margin-right="7.999cm" fo:line-height="100%" fo:text-align="justify" style:justify-single-word="false" fo:text-indent="0.4cm" style:auto-text-indent="false" style:page-number="auto" fo:background-color="transparent" style:shadow="none">
        <style:tab-stops/>
        <style:background-image/>
      </style:paragraph-properties>
    </style:style>
    <style:style style:name="P13" style:family="paragraph" style:parent-style-name="Standard" style:list-style-name="L2" style:master-page-name="">
      <style:paragraph-properties fo:margin-left="0cm" fo:margin-right="7.999cm" fo:line-height="100%" fo:text-align="justify" style:justify-single-word="false" fo:text-indent="0.4cm" style:auto-text-indent="false" style:page-number="auto" fo:background-color="transparent" style:shadow="none">
        <style:tab-stops/>
        <style:background-image/>
      </style:paragraph-properties>
      <style:text-properties fo:language="ru" fo:country="RU"/>
    </style:style>
    <style:style style:name="P14" style:family="paragraph" style:parent-style-name="Standard" style:list-style-name="L2" style:master-page-name="">
      <style:paragraph-properties fo:margin-left="0cm" fo:margin-right="7.999cm" fo:line-height="100%" fo:text-align="justify" style:justify-single-word="false" fo:text-indent="0.4cm" style:auto-text-indent="false" style:page-number="auto" fo:background-color="transparent" style:shadow="none">
        <style:tab-stops/>
        <style:background-image/>
      </style:paragraph-properties>
      <style:text-properties fo:language="ru" fo:country="RU"/>
    </style:style>
    <style:style style:name="P15" style:family="paragraph" style:parent-style-name="Standard" style:list-style-name="L2" style:master-page-name="">
      <style:paragraph-properties fo:margin-left="0cm" fo:margin-right="7.999cm" fo:line-height="100%" fo:text-align="justify" style:justify-single-word="false" fo:text-indent="0.4cm" style:auto-text-indent="false" style:page-number="auto" fo:background-color="transparent" style:shadow="none">
        <style:tab-stops/>
        <style:background-image/>
      </style:paragraph-properties>
      <style:text-properties fo:language="ru" fo:country="RU"/>
    </style:style>
    <style:style style:name="P16" style:family="paragraph" style:parent-style-name="Standard" style:list-style-name="L2" style:master-page-name="">
      <style:paragraph-properties fo:margin-left="0cm" fo:margin-right="7.999cm" fo:line-height="100%" fo:text-align="justify" style:justify-single-word="false" fo:text-indent="0.4cm" style:auto-text-indent="false" style:page-number="auto" fo:background-color="transparent" style:shadow="none">
        <style:tab-stops/>
        <style:background-image/>
      </style:paragraph-properties>
      <style:text-properties fo:language="ru" fo:country="RU"/>
    </style:style>
    <style:style style:name="P17" style:family="paragraph" style:parent-style-name="Standard" style:master-page-name="">
      <style:paragraph-properties fo:margin-left="1.6cm" fo:margin-right="9.601cm" fo:margin-top="0cm" fo:margin-bottom="0.42cm" fo:text-align="center" style:justify-single-word="false" fo:text-indent="0cm" style:auto-text-indent="false" style:page-number="auto" fo:break-before="page" fo:background-color="transparent" style:border-line-width="0.002cm 0.035cm 0.002cm" fo:padding="0cm" fo:border="0.039cm double #000000" style:shadow="none">
        <style:tab-stops/>
        <style:background-image/>
      </style:paragraph-properties>
      <style:text-properties style:font-name="Arial Black" fo:letter-spacing="0.071cm" fo:language="ru" fo:country="RU" fo:font-style="italic" fo:font-weight="bold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="Times New Roman1"/>
    </style:style>
    <style:style style:name="T4" style:family="text">
      <style:text-properties fo:language="ru" fo:country="RU"/>
    </style:style>
    <style:style style:name="T5" style:family="text">
      <style:text-properties fo:background-color="#ffff00"/>
    </style:style>
    <text:list-style style:name="L1">
      <text:list-level-style-number text:level="1" style:num-suffix=")" style:num-format="I" text:start-value="2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">
        <style:list-level-properties text:list-level-position-and-space-mode="label-alignment">
          <style:list-level-label-alignment text:label-followed-by="listtab" text:list-tab-stop-position="0.801cm" fo:text-indent="-0.4cm" fo:margin-left="0.4cm"/>
        </style:list-level-properties>
        <style:text-properties style:font-name="Wingdings1"/>
      </text:list-level-style-bullet>
      <text:list-level-style-bullet text:level="2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bullet text:level="3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bullet text:level="4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bullet text:level="5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bullet text:level="6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bullet text:level="7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bullet text:level="8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bullet text:level="9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bullet text:level="10" text:style-name="Bullet_20_Symbols" text:bullet-char="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гда нам грустно, мы плачем вот так: <text:span text:style-name="T2"></text:span>, когда нам весело, мы смеемся вот так: <text:span text:style-name="T2"></text:span>. Когда мы читаем книгу (вот такую <text:span text:style-name="T2"></text:span>), время проходит совершенно незаметно. Сегодня мы изучаем текстовый редактор <text:span text:style-name="T1">MS </text:span><text:span text:style-name="T2"></text:span><text:span text:style-name="T1"> Word, </text:span>это просто ужасно <text:span text:style-name="T2"></text:span>! Греческая буква <text:span text:style-name="T3">α встречается в различных текстах довольно часто.</text:span></text:p>
      <text:p text:style-name="P1"><text:span text:style-name="T3"/></text:p>
      <text:p text:style-name="P11"><text:span text:style-name="T3">Для проведение итоговой государтсвенной аттесатции нужны следующие документы:</text:span></text:p>
      <text:list xml:id="list7750963871506623851" text:style-name="L1">
        <text:list-header>
          <text:p text:style-name="P4"><text:span text:style-name="T3"/></text:p>
        </text:list-header>
        <text:list-item>
          <text:p text:style-name="P4"><text:span text:style-name="T3">программа государственного экзамена;</text:span></text:p>
        </text:list-item>
        <text:list-item>
          <text:p text:style-name="P4"><text:span text:style-name="T3">требования к содержанию и оформлению выпускных квалификационных работ;</text:span></text:p>
        </text:list-item>
        <text:list-item>
          <text:p text:style-name="P4"><text:span text:style-name="T3">критерии оценки выпускных квалификационных работ и вывыполнения заданий государственного экзамена;</text:span></text:p>
        </text:list-item>
        <text:list-item>
          <text:p text:style-name="P4"><text:span text:style-name="T3">регламент рповедения государственного экзамена и защиты выпускной квалфикационной работы;</text:span></text:p>
        </text:list-item>
      </text:list>
      <text:p text:style-name="P2"/>
      <text:p text:style-name="P17">Важные моменты:</text:p>
      <text:p text:style-name="P5"/>
      <text:list xml:id="list5256395958611048795" text:style-name="L2">
        <text:list-item>
          <text:p text:style-name="P12"><text:span text:style-name="T4">Отрицательные результаты предварительной защиты не являются основанием для отчисления выпускника.</text:span></text:p>
        </text:list-item>
      </text:list>
      <text:p text:style-name="P6">Положение об итоговой государственной аттестации</text:p>
      <text:p text:style-name="P3"/>
      <text:list xml:id="list33404447" text:continue-numbering="true" text:style-name="L2">
        <text:list-item>
          <text:p text:style-name="P13">Выплата стипендии прекращается с первого числа месяца, следующего за получением студентом оценки ''удоввлетворительно''.</text:p>
        </text:list-item>
      </text:list>
      <text:p text:style-name="P6">Положение о стипендиальном обеспечении</text:p>
      <text:p text:style-name="P3"/>
      <text:list xml:id="list33409795" text:continue-numbering="true" text:style-name="L2">
        <text:list-item>
          <text:p text:style-name="P13">К сдаче экзаменннационной сессии студенты допускаются решением декана.</text:p>
        </text:list-item>
      </text:list>
      <text:p text:style-name="P6">Положение о промежуточной аттестации</text:p>
      <text:p text:style-name="P3"/>
      <text:list xml:id="list33425882" text:continue-numbering="true" text:style-name="L2">
        <text:list-item>
          <text:p text:style-name="P13">Студенту засчитывается как состоявшаяся попытка сдачи экзамена или зачета при неявке без уважительной ошибки.</text:p>
        </text:list-item>
      </text:list>
      <text:p text:style-name="P6">Положение о промежуточной аттестации</text:p>
      <text:p text:style-name="P3"/>
      <text:list xml:id="list33433728" text:continue-numbering="true" text:style-name="L2">
        <text:list-item>
          <text:p text:style-name="P13">Студент, решивший не сдавать экзамен после получения задания или билета, получает оценку ''неудовлетворительно'' независимо от наличия медицинской справки.</text:p>
        </text:list-item>
      </text:list>
      <text:p text:style-name="P6">Положение о промежуточной аттестаци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1" svg:font-family="Wingdings" style:font-adornments="Regular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fo:color="#ff3333" style:font-name="OpenSymbol" fo:font-size="10pt" fo:background-color="transparent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1S</meta:editing-duration>
    <meta:editing-cycles>4</meta:editing-cycles>
    <meta:generator>OpenOffice/4.1.1$Win32 OpenOffice.org_project/411m6$Build-9775</meta:generator>
    <dc:date>2019-09-07T13:21:21.95</dc:date>
    <meta:document-statistic meta:table-count="0" meta:image-count="0" meta:object-count="0" meta:page-count="3" meta:paragraph-count="17" meta:word-count="182" meta:character-count="1430"/>
    <meta:user-defined meta:name="Info 1"/>
    <meta:user-defined meta:name="Info 2"/>
    <meta:user-defined meta:name="Info 3"/>
    <meta:user-defined meta:name="Info 4"/>
  </office:meta>
</office:document-meta>
</file>